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ython3 Programming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Most popular programming language according to several surveys</text:p>
              </text:list-item>
              <text:list-item>
                <text:p>Interpreted, dynamic, very simple programming language</text:p>
              </text:list-item>
              <text:list-item>
                <text:p>Can be used for desktop, web or embedded development</text:p>
              </text:list-item>
              <text:list-item>
                <text:p>Youtube, Instagram, Disqus, Quora, Google search engine(a large part) are programmed in Python.</text:p>
              </text:list-item>
              <text:list-item>
                <text:p>Used in many top universities for teaching programming to beginn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yllabus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Python3 programming</text:p>
              </text:list-item>
              <text:list-item>
                <text:p>Flask, Django, Toranado, Twisted and Sanic web frameworks(prerequisites will be HTML5, CSS3 and Javascript along with databases used in that particular web application)</text:p>
              </text:list-item>
              <text:list-item>
                <text:p>Natural Language Processing using NLTK</text:p>
              </text:list-item>
              <text:list-item>
                <text:p>Image processing using OpenCV</text:p>
              </text:list-item>
              <text:list-item>
                <text:p>Machine/Deep learning using numpy, scipy, Pandas, Tensorflow, PyTorch, dlib and Theano</text:p>
              </text:list-item>
              <text:list-item>
                <text:p>Arduino Programming</text:p>
              </text:list-item>
              <text:list-item>
                <text:p>Source code at https://github.com/shivshankardayal/python3-programming.g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17:10:35.819000000</meta:creation-date>
    <meta:editing-duration>PT4H20M5S</meta:editing-duration>
    <meta:editing-cycles>6</meta:editing-cycles>
    <meta:generator>LibreOffice/6.0.6.2$Linux_X86_64 LibreOffice_project/00m0$Build-2</meta:generator>
    <dc:title>DNA</dc:title>
    <dc:date>2018-10-18T21:35:20.375630636</dc:date>
    <meta:document-statistic meta:object-count="30"/>
  </office:meta>
</office:document-meta>
</file>